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cm" fo:margin-bottom="0.499cm" style:contextual-spacing="false" fo:padding="0cm" fo:border="none"/>
      <style:text-properties loext:padding="0cm" loext:border="none"/>
    </style:style>
    <style:style style:name="P2" style:family="paragraph" style:parent-style-name="Preformatted_20_Text">
      <style:paragraph-properties fo:padding="0cm" fo:border="none"/>
      <style:text-properties loext:padding="0cm" loext:border="none"/>
    </style:style>
    <style:style style:name="P3" style:family="paragraph" style:parent-style-name="Preformatted_20_Text">
      <style:paragraph-properties fo:padding="0cm" fo:border="none"/>
    </style:style>
    <style:style style:name="P4" style:family="paragraph" style:parent-style-name="Standard">
      <style:text-properties loext:padding="0cm" loext:border="none"/>
    </style:style>
    <style:style style:name="P5" style:family="paragraph" style:parent-style-name="Text_20_body">
      <style:paragraph-properties fo:margin-top="0cm" fo:margin-bottom="0cm" style:contextual-spacing="false"/>
      <style:text-properties loext:padding="0cm" loext:border="none"/>
    </style:style>
    <style:style style:name="P6" style:family="paragraph" style:parent-style-name="Text_20_body">
      <style:paragraph-properties fo:padding="0cm" fo:border="none"/>
      <style:text-properties loext:padding="0cm" loext:border="none"/>
    </style:style>
    <style:style style:name="P7" style:family="paragraph" style:parent-style-name="Text_20_body">
      <style:paragraph-properties fo:padding="0cm" fo:border="none"/>
    </style:style>
    <style:style style:name="T1" style:family="text">
      <style:text-properties loext:padding="0cm" loext:border="none"/>
    </style:style>
    <style:style style:name="T2" style:family="text">
      <style:text-properties loext:padding="0.049cm" loext:border="0.06pt solid #0000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leetcode.com/problems/sales-person/" text:style-name="Internet_20_link" text:visited-style-name="Visited_20_Internet_20_Link"><text:span text:style-name="T1">607. Sales Person</text:span></text:a></text:p>
      <text:section text:style-name="Sect1" text:name="headlessui-popover-button-:ro:">
        <text:p text:style-name="Standard"/>
      </text:section>
      <text:section text:style-name="Sect1" text:name="headlessui-popover-button-:rb:">
        <text:p text:style-name="Standard"/>
      </text:section>
      <text:p text:style-name="P4">Easy</text:p>
      <text:p text:style-name="P4">968</text:p>
      <text:p text:style-name="P4">80</text:p>
      <text:section text:style-name="Sect1" text:name="headlessui-popover-button-:rg:">
        <text:p text:style-name="Standard"/>
      </text:section>
      <text:section text:style-name="Sect1" text:name="headlessui-popover-button-:rj:">
        <text:p text:style-name="Standard"/>
      </text:section>
      <text:p text:style-name="P4">Companies</text:p>
      <text:p text:style-name="P4">SQL Schema</text:p>
      <text:p text:style-name="Horizontal_20_Line"/>
      <text:p text:style-name="P5">Pandas Schema</text:p>
      <text:p text:style-name="Horizontal_20_Line"/>
      <text:p text:style-name="P7"><text:span text:style-name="T1">Table: </text:span><text:span text:style-name="Source_20_Text"><text:span text:style-name="T2">SalesPerson</text:span></text:span></text:p>
      <text:p text:style-name="P2">+-----------------+---------+</text:p>
      <text:p text:style-name="P2">| Column Name <text:s text:c="4"/>| Type <text:s text:c="3"/>|</text:p>
      <text:p text:style-name="P2">+-----------------+---------+</text:p>
      <text:p text:style-name="P2">| sales_id <text:s text:c="7"/>| int <text:s text:c="4"/>|</text:p>
      <text:p text:style-name="P2">| name <text:s text:c="11"/>| varchar |</text:p>
      <text:p text:style-name="P2">| salary <text:s text:c="9"/>| int <text:s text:c="4"/>|</text:p>
      <text:p text:style-name="P2">| commission_rate | int <text:s text:c="4"/>|</text:p>
      <text:p text:style-name="P2">| hire_date <text:s text:c="6"/>| date <text:s text:c="3"/>|</text:p>
      <text:p text:style-name="P2">+-----------------+---------+</text:p>
      <text:p text:style-name="P2">sales_id is the primary key (column with unique values) for this table.</text:p>
      <text:p text:style-name="P1">Each row of this table indicates the name and the ID of a salesperson alongside their salary, commission rate, and hire date.</text:p>
      <text:p text:style-name="P6"> </text:p>
      <text:p text:style-name="P7"><text:span text:style-name="T1">Table: </text:span><text:span text:style-name="Source_20_Text"><text:span text:style-name="T2">Company</text:span></text:span></text:p>
      <text:p text:style-name="P2">+-------------+---------+</text:p>
      <text:p text:style-name="P2">| Column Name | Type <text:s text:c="3"/>|</text:p>
      <text:p text:style-name="P2">+-------------+---------+</text:p>
      <text:p text:style-name="P2">| com_id <text:s text:c="5"/>| int <text:s text:c="4"/>|</text:p>
      <text:p text:style-name="P2">| name <text:s text:c="7"/>| varchar |</text:p>
      <text:p text:style-name="P2">| city <text:s text:c="7"/>| varchar |</text:p>
      <text:p text:style-name="P2">+-------------+---------+</text:p>
      <text:p text:style-name="P2">com_id is the primary key (column with unique values) for this table.</text:p>
      <text:p text:style-name="P1">Each row of this table indicates the name and the ID of a company and the city in which the company is located.</text:p>
      <text:p text:style-name="P6"> </text:p>
      <text:p text:style-name="P7"><text:span text:style-name="T1">Table: </text:span><text:span text:style-name="Source_20_Text"><text:span text:style-name="T2">Orders</text:span></text:span></text:p>
      <text:p text:style-name="P2">+-------------+------+</text:p>
      <text:p text:style-name="P2">| Column Name | Type |</text:p>
      <text:p text:style-name="P2">+-------------+------+</text:p>
      <text:p text:style-name="P2">| order_id <text:s text:c="3"/>| int <text:s/>|</text:p>
      <text:p text:style-name="P2">| order_date <text:s/>| date |</text:p>
      <text:p text:style-name="P2">| com_id <text:s text:c="5"/>| int <text:s/>|</text:p>
      <text:p text:style-name="P2">| sales_id <text:s text:c="3"/>| int <text:s/>|</text:p>
      <text:p text:style-name="P2">| amount <text:s text:c="5"/>| int <text:s/>|</text:p>
      <text:p text:style-name="P2"><text:soft-page-break/>+-------------+------+</text:p>
      <text:p text:style-name="P2">order_id is the primary key (column with unique values) for this table.</text:p>
      <text:p text:style-name="P2">com_id is a foreign key (reference column) to com_id from the Company table.</text:p>
      <text:p text:style-name="P2">sales_id is a foreign key (reference column) to sales_id from the SalesPerson table.</text:p>
      <text:p text:style-name="P1">Each row of this table contains information about one order. This includes the ID of the company, the ID of the salesperson, the date of the order, and the amount paid.</text:p>
      <text:p text:style-name="P6"> </text:p>
      <text:p text:style-name="P7"><text:span text:style-name="T1">Write a solution to find the names of all the salespersons who did not have any orders related to the company with the name </text:span><text:span text:style-name="Strong_20_Emphasis"><text:span text:style-name="T1">"RED"</text:span></text:span><text:span text:style-name="T1">.</text:span></text:p>
      <text:p text:style-name="P7"><text:span text:style-name="T1">Return the result table in </text:span><text:span text:style-name="Strong_20_Emphasis"><text:span text:style-name="T1">any order</text:span></text:span><text:span text:style-name="T1">.</text:span></text:p>
      <text:p text:style-name="P6">The result format is in the following example.</text:p>
      <text:p text:style-name="P6"> </text:p>
      <text:p text:style-name="P7"><text:span text:style-name="Strong_20_Emphasis"><text:span text:style-name="T1">Example 1:</text:span></text:span></text:p>
      <text:p text:style-name="P3"><text:span text:style-name="Strong_20_Emphasis"><text:span text:style-name="T1">Input:</text:span></text:span><text:span text:style-name="T1"> </text:span></text:p>
      <text:p text:style-name="P2">SalesPerson table:</text:p>
      <text:p text:style-name="P2">+----------+------+--------+-----------------+------------+</text:p>
      <text:p text:style-name="P2">| sales_id | name | salary | commission_rate | hire_date <text:s/>|</text:p>
      <text:p text:style-name="P2">+----------+------+--------+-----------------+------------+</text:p>
      <text:p text:style-name="P2">| 1 <text:s text:c="7"/>| John | 100000 | 6 <text:s text:c="14"/>| 4/1/2006 <text:s text:c="2"/>|</text:p>
      <text:p text:style-name="P2">| 2 <text:s text:c="7"/>| Amy <text:s/>| 12000 <text:s/>| 5 <text:s text:c="14"/>| 5/1/2010 <text:s text:c="2"/>|</text:p>
      <text:p text:style-name="P2">| 3 <text:s text:c="7"/>| Mark | 65000 <text:s/>| 12 <text:s text:c="13"/>| 12/25/2008 |</text:p>
      <text:p text:style-name="P2">| 4 <text:s text:c="7"/>| Pam <text:s/>| 25000 <text:s/>| 25 <text:s text:c="13"/>| 1/1/2005 <text:s text:c="2"/>|</text:p>
      <text:p text:style-name="P2">| 5 <text:s text:c="7"/>| Alex | 5000 <text:s text:c="2"/>| 10 <text:s text:c="13"/>| 2/3/2007 <text:s text:c="2"/>|</text:p>
      <text:p text:style-name="P2">+----------+------+--------+-----------------+------------+</text:p>
      <text:p text:style-name="P2">Company table:</text:p>
      <text:p text:style-name="P2">+--------+--------+----------+</text:p>
      <text:p text:style-name="P2">| com_id | name <text:s text:c="2"/>| city <text:s text:c="4"/>|</text:p>
      <text:p text:style-name="P2">+--------+--------+----------+</text:p>
      <text:p text:style-name="P2">| 1 <text:s text:c="5"/>| RED <text:s text:c="3"/>| Boston <text:s text:c="2"/>|</text:p>
      <text:p text:style-name="P2">| 2 <text:s text:c="5"/>| ORANGE | New York |</text:p>
      <text:p text:style-name="P2">| 3 <text:s text:c="5"/>| YELLOW | Boston <text:s text:c="2"/>|</text:p>
      <text:p text:style-name="P2">| 4 <text:s text:c="5"/>| GREEN <text:s/>| Austin <text:s text:c="2"/>|</text:p>
      <text:p text:style-name="P2">+--------+--------+----------+</text:p>
      <text:p text:style-name="P2">Orders table:</text:p>
      <text:p text:style-name="P2">+----------+------------+--------+----------+--------+</text:p>
      <text:p text:style-name="P2">| order_id | order_date | com_id | sales_id | amount |</text:p>
      <text:p text:style-name="P2">+----------+------------+--------+----------+--------+</text:p>
      <text:p text:style-name="P2">| 1 <text:s text:c="7"/>| 1/1/2014 <text:s text:c="2"/>| 3 <text:s text:c="5"/>| 4 <text:s text:c="7"/>| 10000 <text:s/>|</text:p>
      <text:p text:style-name="P2">| 2 <text:s text:c="7"/>| 2/1/2014 <text:s text:c="2"/>| 4 <text:s text:c="5"/>| 5 <text:s text:c="7"/>| 5000 <text:s text:c="2"/>|</text:p>
      <text:p text:style-name="P2">| 3 <text:s text:c="7"/>| 3/1/2014 <text:s text:c="2"/>| 1 <text:s text:c="5"/>| 1 <text:s text:c="7"/>| 50000 <text:s/>|</text:p>
      <text:p text:style-name="P2">| 4 <text:s text:c="7"/>| 4/1/2014 <text:s text:c="2"/>| 1 <text:s text:c="5"/>| 4 <text:s text:c="7"/>| 25000 <text:s/>|</text:p>
      <text:p text:style-name="P2">+----------+------------+--------+----------+--------+</text:p>
      <text:p text:style-name="P3"><text:span text:style-name="Strong_20_Emphasis"><text:span text:style-name="T1">Output:</text:span></text:span><text:span text:style-name="T1"> </text:span></text:p>
      <text:p text:style-name="P2">+------+</text:p>
      <text:p text:style-name="P2">| name |</text:p>
      <text:p text:style-name="P2">+------+</text:p>
      <text:p text:style-name="P2">| Amy <text:s/>|</text:p>
      <text:p text:style-name="P2">| Mark |</text:p>
      <text:p text:style-name="P2">| Alex |</text:p>
      <text:p text:style-name="P2">+------+</text:p>
      <text:p text:style-name="P3"><text:soft-page-break/><text:span text:style-name="Strong_20_Emphasis"><text:span text:style-name="T1">Explanation:</text:span></text:span><text:span text:style-name="T1"> </text:span></text:p>
      <text:p text:style-name="P1">According to orders 3 and 4 in the Orders table, it is easy to tell that only salesperson John and Pam have sales to company RED, so we report all the other names in the table salesperso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15T16:39:13.830000000</dc:date>
    <meta:editing-duration>PT12S</meta:editing-duration>
    <meta:editing-cycles>1</meta:editing-cycles>
    <meta:document-statistic meta:table-count="0" meta:image-count="0" meta:object-count="0" meta:page-count="3" meta:paragraph-count="90" meta:word-count="576" meta:character-count="3259" meta:non-whitespace-character-count="2476"/>
    <meta:generator>LibreOffice/7.2.2.2$Windows_X86_64 LibreOffice_project/02b2acce88a210515b4a5bb2e46cbfb63fe97d56</meta:generator>
  </office:meta>
</office:document-meta>
</file>